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5.77mm" svg:y="108.87mm">
            <draw:object draw:notify-on-update-of-ranges="Sheet1.A25:Sheet1.A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office:value-type="string" calcext:value-type="string">
            <text:p>Raw: 18697 <text:s text:c="3"/>sampled: 1882.938 <text:s text:c="2"/>given: 16000 <text:s text:c="2"/>gain: 8.497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697 <text:s text:c="3"/>sampled: 1882.938 <text:s text:c="2"/>given: 16000 <text:s text:c="2"/>gain: 8.497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29 <text:s text:c="3"/>sampled: 1765.311 <text:s text:c="2"/>given: 15000 <text:s text:c="2"/>gain: 8.497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30 <text:s text:c="3"/>sampled: 1765.411 <text:s text:c="2"/>given: 15000 <text:s text:c="2"/>gain: 8.4966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60 <text:s text:c="3"/>sampled: 1647.583 <text:s text:c="2"/>given: 14000 <text:s text:c="2"/>gain: 8.497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60 <text:s text:c="3"/>sampled: 1647.583 <text:s text:c="2"/>given: 14000 <text:s text:c="2"/>gain: 8.497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191 <text:s text:c="3"/>sampled: 1529.855 <text:s text:c="2"/>given: 13000 <text:s text:c="2"/>gain: 8.497536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aw: 15191 <text:s text:c="3"/>sampled: 1529.855 <text:s text:c="2"/>given: 13000 <text:s text:c="2"/>gain: 8.497536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Raw: 14022 <text:s text:c="3"/>sampled: 1412.128 <text:s text:c="2"/>given: 12000 <text:s text:c="2"/>gain: 8.49781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4023 <text:s text:c="3"/>sampled: 1412.228 <text:s text:c="2"/>given: 12000 <text:s text:c="2"/>gain: 8.49721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Raw: 12854 <text:s text:c="3"/>sampled: 1294.501 <text:s text:c="2"/>given: 11000 <text:s text:c="2"/>gain: 8.49748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2854 <text:s text:c="3"/>sampled: 1294.501 <text:s text:c="2"/>given: 11000 <text:s text:c="2"/>gain: 8.49748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686 <text:s text:c="3"/>sampled: 1176.874 <text:s text:c="2"/>given: 10000 <text:s text:c="2"/>gain: 8.49708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686 <text:s text:c="3"/>sampled: 1176.874 <text:s text:c="2"/>given: 10000 <text:s text:c="2"/>gain: 8.49708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18 <text:s text:c="3"/>sampled: 1059.247 <text:s text:c="2"/>given: 9000 <text:s text:c="2"/>gain: 8.49660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18 <text:s text:c="3"/>sampled: 1059.247 <text:s text:c="2"/>given: 9000 <text:s text:c="2"/>gain: 8.49660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349 <text:s text:c="3"/>sampled: 941.5192 <text:s text:c="2"/>given: 8000 <text:s text:c="2"/>gain: 8.49690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349 <text:s text:c="3"/>sampled: 941.5192 <text:s text:c="2"/>given: 8000 <text:s text:c="2"/>gain: 8.49690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181 <text:s text:c="3"/>sampled: 823.8922 <text:s text:c="2"/>given: 7000 <text:s text:c="2"/>gain: 8.49625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181 <text:s text:c="3"/>sampled: 823.8922 <text:s text:c="2"/>given: 7000 <text:s text:c="2"/>gain: 8.49625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12 <text:s text:c="3"/>sampled: 706.1646 <text:s text:c="2"/>given: 6000 <text:s text:c="2"/>gain: 8.49660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12 <text:s text:c="3"/>sampled: 706.1646 <text:s text:c="2"/>given: 6000 <text:s text:c="2"/>gain: 8.496603</text:p>
          </table:table-cell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8.49736" calcext:value-type="float">
            <text:p>8.49736</text:p>
          </table:table-cell>
          <table:table-cell table:number-columns-repeated="1023"/>
        </table:table-row>
        <table:table-row table:style-name="ro1">
          <table:table-cell table:style-name="ce9" office:value-type="float" office:value="8.49736" calcext:value-type="float">
            <text:p>8.49736</text:p>
          </table:table-cell>
          <table:table-cell table:number-columns-repeated="1023"/>
        </table:table-row>
        <table:table-row table:style-name="ro1">
          <table:table-cell table:style-name="ce9" office:value-type="float" office:value="8.497087" calcext:value-type="float">
            <text:p>8.497087</text:p>
          </table:table-cell>
          <table:table-cell table:number-columns-repeated="1023"/>
        </table:table-row>
        <table:table-row table:style-name="ro1">
          <table:table-cell table:style-name="ce9" office:value-type="float" office:value="8.496603" calcext:value-type="float">
            <text:p>8.496603</text:p>
          </table:table-cell>
          <table:table-cell table:number-columns-repeated="1023"/>
        </table:table-row>
        <table:table-row table:style-name="ro1">
          <table:table-cell table:style-name="ce9" office:value-type="float" office:value="8.497295" calcext:value-type="float">
            <text:p>8.497295</text:p>
          </table:table-cell>
          <table:table-cell table:number-columns-repeated="1023"/>
        </table:table-row>
        <table:table-row table:style-name="ro1">
          <table:table-cell table:style-name="ce9" office:value-type="float" office:value="8.497295" calcext:value-type="float">
            <text:p>8.497295</text:p>
          </table:table-cell>
          <table:table-cell table:number-columns-repeated="1023"/>
        </table:table-row>
        <table:table-row table:style-name="ro1">
          <table:table-cell table:style-name="ce9" office:value-type="float" office:value="8.497536" calcext:value-type="float">
            <text:p>8.497536</text:p>
          </table:table-cell>
          <table:table-cell table:number-columns-repeated="1023"/>
        </table:table-row>
        <table:table-row table:style-name="ro1">
          <table:table-cell table:style-name="ce9" office:value-type="float" office:value="8.497536" calcext:value-type="float">
            <text:p>8.497536</text:p>
          </table:table-cell>
          <table:table-cell table:number-columns-repeated="1023"/>
        </table:table-row>
        <table:table-row table:style-name="ro1">
          <table:table-cell table:style-name="ce10" office:value-type="float" office:value="8.497815" calcext:value-type="float">
            <text:p>8.497815</text:p>
          </table:table-cell>
          <table:table-cell table:number-columns-repeated="1023"/>
        </table:table-row>
        <table:table-row table:style-name="ro1">
          <table:table-cell table:style-name="ce10" office:value-type="float" office:value="8.49721" calcext:value-type="float">
            <text:p>8.49721</text:p>
          </table:table-cell>
          <table:table-cell table:number-columns-repeated="1023"/>
        </table:table-row>
        <table:table-row table:style-name="ro1">
          <table:table-cell table:style-name="ce10" office:value-type="float" office:value="8.497484" calcext:value-type="float">
            <text:p>8.497484</text:p>
          </table:table-cell>
          <table:table-cell table:number-columns-repeated="1023"/>
        </table:table-row>
        <table:table-row table:style-name="ro1">
          <table:table-cell table:style-name="ce10" office:value-type="float" office:value="8.497484" calcext:value-type="float">
            <text:p>8.497484</text:p>
          </table:table-cell>
          <table:table-cell table:number-columns-repeated="1023"/>
        </table:table-row>
        <table:table-row table:style-name="ro1">
          <table:table-cell table:style-name="ce10" office:value-type="float" office:value="8.497087" calcext:value-type="float">
            <text:p>8.497087</text:p>
          </table:table-cell>
          <table:table-cell table:number-columns-repeated="1023"/>
        </table:table-row>
        <table:table-row table:style-name="ro1">
          <table:table-cell table:style-name="ce10" office:value-type="float" office:value="8.497087" calcext:value-type="float">
            <text:p>8.497087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603" calcext:value-type="float">
            <text:p>8.496603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603" calcext:value-type="float">
            <text:p>8.496603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906" calcext:value-type="float">
            <text:p>8.496906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906" calcext:value-type="float">
            <text:p>8.496906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257" calcext:value-type="float">
            <text:p>8.496257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257" calcext:value-type="float">
            <text:p>8.496257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603" calcext:value-type="float">
            <text:p>8.496603</text:p>
          </table:table-cell>
          <table:table-cell table:number-columns-repeated="1023"/>
        </table:table-row>
        <table:table-row table:style-name="ro1">
          <table:table-cell table:style-name="ce10" office:value-type="float" office:value="8.496603" calcext:value-type="float">
            <text:p>8.496603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0" office:value-type="float" office:value="8.497" calcext:value-type="float">
            <text:p>8.497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5"/>
          <table:table-cell table:style-name="ce11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>
            <text:p>35A</text:p>
          </table:table-cell>
          <table:table-cell table:style-name="ce11" office:value-type="string" calcext:value-type="string">
            <text:p>35A Average</text:p>
          </table:table-cell>
          <table:table-cell table:style-name="ce11" office:value-type="string" calcext:value-type="string">
            <text:p>average V on Res</text:p>
          </table:table-cell>
          <table:table-cell table:style-name="ce11" office:value-type="string" calcext:value-type="string">
            <text:p>calculated current 35A</text:p>
          </table:table-cell>
          <table:table-cell table:style-name="ce11" office:value-type="string" calcext:value-type="string">
            <text:p>Gain 35A</text:p>
          </table:table-cell>
          <table:table-cell table:style-name="ce11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12" office:value-type="float" office:value="1613.04" calcext:value-type="float">
            <text:p>1613.04</text:p>
          </table:table-cell>
          <table:table-cell table:style-name="ce8" table:formula="of:=AVERAGE([.A53:.A207])" office:value-type="float" office:value="1612.32416129032" calcext:value-type="float">
            <text:p>1612.32416129032</text:p>
          </table:table-cell>
          <table:table-cell table:style-name="ce8" table:formula="of:=AVERAGE([.F53:.F58])" office:value-type="float" office:value="17.5014666666667" calcext:value-type="float">
            <text:p>17.5014666666667</text:p>
          </table:table-cell>
          <table:table-cell table:style-name="ce8" table:formula="of:=2*[.C53]" office:value-type="float" office:value="35.0029333333333" calcext:value-type="float">
            <text:p>35.0029333333333</text:p>
          </table:table-cell>
          <table:table-cell table:style-name="ce8" table:formula="of:=[.D53]/[.B53]" office:value-type="float" office:value="0.0217096128518727" calcext:value-type="float">
            <text:p>0.021709612851873</text:p>
          </table:table-cell>
          <table:table-cell table:style-name="ce8" office:value-type="float" office:value="17.5" calcext:value-type="float">
            <text:p>17.5</text:p>
          </table:table-cell>
          <table:table-cell table:number-columns-repeated="1018"/>
        </table:table-row>
        <table:table-row table:style-name="ro1">
          <table:table-cell table:style-name="ce12" office:value-type="float" office:value="1612.637" calcext:value-type="float">
            <text:p>1612.637</text:p>
          </table:table-cell>
          <table:table-cell table:number-columns-repeated="4"/>
          <table:table-cell office:value-type="float" office:value="17.5016" calcext:value-type="float">
            <text:p>17.5016</text:p>
          </table:table-cell>
          <table:table-cell table:number-columns-repeated="1018"/>
        </table:table-row>
        <table:table-row table:style-name="ro1">
          <table:table-cell table:style-name="ce12" office:value-type="float" office:value="1611.429" calcext:value-type="float">
            <text:p>1611.429</text:p>
          </table:table-cell>
          <table:table-cell table:number-columns-repeated="4"/>
          <table:table-cell office:value-type="float" office:value="17.5008" calcext:value-type="float">
            <text:p>17.5008</text:p>
          </table:table-cell>
          <table:table-cell table:number-columns-repeated="1018"/>
        </table:table-row>
        <table:table-row table:style-name="ro1">
          <table:table-cell table:style-name="ce12" office:value-type="float" office:value="1612.033" calcext:value-type="float">
            <text:p>1612.033</text:p>
          </table:table-cell>
          <table:table-cell table:number-columns-repeated="4"/>
          <table:table-cell office:value-type="float" office:value="17.4998" calcext:value-type="float">
            <text:p>17.4998</text:p>
          </table:table-cell>
          <table:table-cell table:number-columns-repeated="1018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style-name="ce11" table:number-columns-repeated="4"/>
          <table:table-cell table:style-name="ce8" office:value-type="float" office:value="17.5038" calcext:value-type="float">
            <text:p>17.5038</text:p>
          </table:table-cell>
          <table:table-cell table:number-columns-repeated="1018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4"/>
          <table:table-cell office:value-type="float" office:value="17.5028" calcext:value-type="float">
            <text:p>17.5028</text:p>
          </table:table-cell>
          <table:table-cell table:number-columns-repeated="1018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537" calcext:value-type="float">
            <text:p>1612.537</text:p>
          </table:table-cell>
          <table:table-cell table:style-name="ce11" table:number-columns-repeated="4"/>
          <table:table-cell table:style-name="ce8"/>
          <table:table-cell table:number-columns-repeated="1018"/>
        </table:table-row>
        <table:table-row table:style-name="ro1">
          <table:table-cell table:style-name="ce12" office:value-type="float" office:value="1613.04" calcext:value-type="float">
            <text:p>1613.04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731" calcext:value-type="float">
            <text:p>1611.731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745" calcext:value-type="float">
            <text:p>1613.74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422" calcext:value-type="float">
            <text:p>1610.422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026" calcext:value-type="float">
            <text:p>1611.026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429" calcext:value-type="float">
            <text:p>1611.429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342" calcext:value-type="float">
            <text:p>1613.3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537" calcext:value-type="float">
            <text:p>1612.5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832" calcext:value-type="float">
            <text:p>1611.8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242" calcext:value-type="float">
            <text:p>1613.2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4.249" calcext:value-type="float">
            <text:p>1614.249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939" calcext:value-type="float">
            <text:p>1612.9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033" calcext:value-type="float">
            <text:p>1612.03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242" calcext:value-type="float">
            <text:p>1613.2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644" calcext:value-type="float">
            <text:p>1613.644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925" calcext:value-type="float">
            <text:p>1610.925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242" calcext:value-type="float">
            <text:p>1613.2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53" calcext:value-type="float">
            <text:p>1611.53</text:p>
          </table:table-cell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2" office:value-type="float" office:value="1612.537" calcext:value-type="float">
            <text:p>1612.5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026" calcext:value-type="float">
            <text:p>1611.026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637" calcext:value-type="float">
            <text:p>1612.6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932" calcext:value-type="float">
            <text:p>1611.9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544" calcext:value-type="float">
            <text:p>1613.54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033" calcext:value-type="float">
            <text:p>1612.033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127" calcext:value-type="float">
            <text:p>1611.1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436" calcext:value-type="float">
            <text:p>1612.436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436" calcext:value-type="float">
            <text:p>1612.436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242" calcext:value-type="float">
            <text:p>1613.2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637" calcext:value-type="float">
            <text:p>1612.6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033" calcext:value-type="float">
            <text:p>1612.03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537" calcext:value-type="float">
            <text:p>1612.5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939" calcext:value-type="float">
            <text:p>1612.9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522" calcext:value-type="float">
            <text:p>1610.522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53" calcext:value-type="float">
            <text:p>1611.5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141" calcext:value-type="float">
            <text:p>1613.141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436" calcext:value-type="float">
            <text:p>1612.436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12.234" calcext:value-type="float">
            <text:p>1612.2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825" calcext:value-type="float">
            <text:p>1610.825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127" calcext:value-type="float">
            <text:p>1611.1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242" calcext:value-type="float">
            <text:p>1613.2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436" calcext:value-type="float">
            <text:p>1612.436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53" calcext:value-type="float">
            <text:p>1611.5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234" calcext:value-type="float">
            <text:p>1612.2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932" calcext:value-type="float">
            <text:p>1611.9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925" calcext:value-type="float">
            <text:p>1610.925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227" calcext:value-type="float">
            <text:p>1611.2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644" calcext:value-type="float">
            <text:p>1613.644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832" calcext:value-type="float">
            <text:p>1611.8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537" calcext:value-type="float">
            <text:p>1612.5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321" calcext:value-type="float">
            <text:p>1610.321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53" calcext:value-type="float">
            <text:p>1611.53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127" calcext:value-type="float">
            <text:p>1611.1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227" calcext:value-type="float">
            <text:p>1611.2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4.249" calcext:value-type="float">
            <text:p>1614.249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141" calcext:value-type="float">
            <text:p>1613.141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234" calcext:value-type="float">
            <text:p>1612.2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637" calcext:value-type="float">
            <text:p>1612.6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422" calcext:value-type="float">
            <text:p>1610.422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832" calcext:value-type="float">
            <text:p>1611.8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328" calcext:value-type="float">
            <text:p>1611.328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141" calcext:value-type="float">
            <text:p>1613.141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242" calcext:value-type="float">
            <text:p>1613.2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637" calcext:value-type="float">
            <text:p>1612.6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457" calcext:value-type="float">
            <text:p>1615.457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429" calcext:value-type="float">
            <text:p>1611.429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825" calcext:value-type="float">
            <text:p>1610.825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832" calcext:value-type="float">
            <text:p>1611.8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227" calcext:value-type="float">
            <text:p>1611.2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234" calcext:value-type="float">
            <text:p>1612.2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537" calcext:value-type="float">
            <text:p>1612.5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825" calcext:value-type="float">
            <text:p>1610.82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637" calcext:value-type="float">
            <text:p>1612.6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04" calcext:value-type="float">
            <text:p>1613.04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53" calcext:value-type="float">
            <text:p>1611.53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53" calcext:value-type="float">
            <text:p>1611.5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537" calcext:value-type="float">
            <text:p>1612.537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443" calcext:value-type="float">
            <text:p>1613.44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443" calcext:value-type="float">
            <text:p>1613.44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141" calcext:value-type="float">
            <text:p>1613.141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544" calcext:value-type="float">
            <text:p>1613.54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443" calcext:value-type="float">
            <text:p>1613.443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227" calcext:value-type="float">
            <text:p>1611.2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429" calcext:value-type="float">
            <text:p>1611.429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932" calcext:value-type="float">
            <text:p>1611.9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932" calcext:value-type="float">
            <text:p>1611.9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033" calcext:value-type="float">
            <text:p>1612.03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234" calcext:value-type="float">
            <text:p>1612.234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932" calcext:value-type="float">
            <text:p>1611.9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731" calcext:value-type="float">
            <text:p>1611.731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644" calcext:value-type="float">
            <text:p>1613.64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342" calcext:value-type="float">
            <text:p>1613.3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0.925" calcext:value-type="float">
            <text:p>1610.925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04" calcext:value-type="float">
            <text:p>1613.04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04" calcext:value-type="float">
            <text:p>1613.04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846" calcext:value-type="float">
            <text:p>1613.846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932" calcext:value-type="float">
            <text:p>1611.9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033" calcext:value-type="float">
            <text:p>1612.033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832" calcext:value-type="float">
            <text:p>1611.8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436" calcext:value-type="float">
            <text:p>1612.436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342" calcext:value-type="float">
            <text:p>1613.3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141" calcext:value-type="float">
            <text:p>1613.141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846" calcext:value-type="float">
            <text:p>1613.846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939" calcext:value-type="float">
            <text:p>1612.9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939" calcext:value-type="float">
            <text:p>1612.939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436" calcext:value-type="float">
            <text:p>1612.436</text:p>
          </table:table-cell>
          <table:table-cell table:number-columns-repeated="1023"/>
        </table:table-row>
        <table:table-row table:style-name="ro1">
          <table:table-cell table:style-name="ce12" office:value-type="float" office:value="1613.544" calcext:value-type="float">
            <text:p>1613.544</text:p>
          </table:table-cell>
          <table:table-cell table:number-columns-repeated="1023"/>
        </table:table-row>
        <table:table-row table:style-name="ro1">
          <table:table-cell table:style-name="ce12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 table:number-rows-repeated="105">
          <table:table-cell table:style-name="ce10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5:42:37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18T16:27:09.321000000</dc:date>
    <meta:editing-duration>PT8H15M52S</meta:editing-duration>
    <meta:editing-cycles>110</meta:editing-cycles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:Sheet1.A46" svg:x="0.32cm" svg:y="0.18cm" svg:width="12.508cm" svg:height="8.64cm">
          <chartooo:coordinate-region svg:x="1.603cm" svg:y="0.38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5:Sheet1.A46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9736">
                <text:p>8.49736</text:p>
                <draw:g>
                  <svg:desc>Sheet1.A25:Sheet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9736">
                <text:p>8.49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7087">
                <text:p>8.497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96603">
                <text:p>8.496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97295">
                <text:p>8.497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97295">
                <text:p>8.497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97536">
                <text:p>8.497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97536">
                <text:p>8.497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97815">
                <text:p>8.497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9721">
                <text:p>8.49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97484">
                <text:p>8.497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97484">
                <text:p>8.497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7087">
                <text:p>8.497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97087">
                <text:p>8.497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96603">
                <text:p>8.496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96603">
                <text:p>8.496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96906">
                <text:p>8.496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96906">
                <text:p>8.496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96257">
                <text:p>8.496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96257">
                <text:p>8.496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96603">
                <text:p>8.496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96603">
                <text:p>8.496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